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5.806cm"/>
      <style:paragraph-properties style:writing-mode="lr-tb"/>
    </style:style>
    <style:style style:name="gr2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線の終点_20_3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09cm"/>
      <style:paragraph-properties style:writing-mode="lr-tb"/>
    </style:style>
    <style:style style:name="gr8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4.79cm"/>
      <style:paragraph-properties style:writing-mode="lr-tb"/>
    </style:style>
    <style:style style:name="gr10" style:family="graphic" style:parent-style-name="standard">
      <style:graphic-properties draw:stroke="none" draw:fill="none" fo:min-height="0.4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  <style:paragraph-properties style:writing-mode="lr-tb"/>
    </style:style>
    <style:style style:name="gr12" style:family="graphic" style:parent-style-name="standard">
      <style:graphic-properties draw:stroke="none" draw:fill="none" fo:min-height="0.934cm"/>
      <style:paragraph-properties style:writing-mode="lr-tb"/>
    </style:style>
    <style:style style:name="gr13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178cm"/>
      <style:paragraph-properties style:writing-mode="lr-tb"/>
    </style:style>
    <style:style style:name="gr15" style:family="graphic" style:parent-style-name="objectwithoutfill">
      <style:graphic-properties svg:stroke-color="#000000" draw:marker-end="線の終点_20_9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399cm"/>
      <style:paragraph-properties style:writing-mode="lr-tb"/>
    </style:style>
    <style:style style:name="gr17" style:family="graphic" style:parent-style-name="standard">
      <style:graphic-properties draw:stroke="none" draw:fill="none" fo:min-height="0.48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2pt" style:font-size-asian="20pt"/>
    </style:style>
    <style:style style:name="P5" style:family="paragraph">
      <loext:graphic-properties draw:fill="none" draw:fill-color="#ffffff"/>
      <style:paragraph-properties style:writing-mode="lr-tb"/>
      <style:text-properties style:font-size-asian="10.5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size-asian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0pt"/>
    </style:style>
    <style:style style:name="T2" style:family="text">
      <style:text-properties style:font-size-asian="10.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0.5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size-asian="12pt"/>
    </style:style>
    <style:style style:name="T5" style:family="text">
      <style:text-properties fo:font-size="12pt" style:font-size-asian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6.5cm" svg:height="2cm" svg:x="11cm" svg:y="4cm">
          <text:p text:style-name="P1">会員情報変更入力</text:p>
          <text:p text:style-name="P1">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2cm" svg:x="11cm" svg:y="8.5cm">
          <text:p text:style-name="P1">会員情報変更確認</text:p>
          <text:p text:style-name="P1">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2cm" svg:x="11cm" svg:y="12cm">
          <text:p text:style-name="P1">会員情報変更完了</text:p>
          <text:p text:style-name="P1">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2cm" svg:x="20cm" svg:y="6cm">
          <text:p text:style-name="P1">会員情報変更</text:p>
          <text:p text:style-name="P1">エラー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2cm" svg:x="10.5cm" svg:y="0.5cm">
          <text:p text:style-name="P1">管理者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5cm" svg:y1="6cm" svg:x2="14.5cm" svg:y2="8.5cm">
          <text:p/>
        </draw:line>
        <draw:line draw:style-name="gr3" draw:text-style-name="P3" draw:layer="layout" svg:x1="14.5cm" svg:y1="10.5cm" svg:x2="14.5cm" svg:y2="12cm">
          <text:p/>
        </draw:line>
        <draw:line draw:style-name="gr4" draw:text-style-name="P3" draw:layer="layout" svg:x1="14.5cm" svg:y1="7cm" svg:x2="20cm" svg:y2="7cm">
          <text:p/>
        </draw:line>
        <draw:line draw:style-name="gr5" draw:text-style-name="P3" draw:layer="layout" svg:x1="27.5cm" svg:y1="7cm" svg:x2="27.5cm" svg:y2="1.5cm">
          <text:p/>
        </draw:line>
        <draw:line draw:style-name="gr5" draw:text-style-name="P3" draw:layer="layout" svg:x1="26.5cm" svg:y1="7cm" svg:x2="27.5cm" svg:y2="7cm">
          <text:p/>
        </draw:line>
        <draw:line draw:style-name="gr6" draw:text-style-name="P3" draw:layer="layout" svg:x1="27.5cm" svg:y1="1.5cm" svg:x2="17cm" svg:y2="1.5cm">
          <text:p/>
        </draw:line>
        <draw:frame draw:style-name="gr7" draw:text-style-name="P4" draw:layer="layout" svg:width="1.209cm" svg:height="1.03cm" svg:x="13.977cm" svg:y="6.47cm">
          <draw:text-box>
            <text:p><text:span text:style-name="T1">●</text:span></text:p>
          </draw:text-box>
        </draw:frame>
        <draw:line draw:style-name="gr5" draw:text-style-name="P3" draw:layer="layout" svg:x1="14.5cm" svg:y1="14cm" svg:x2="14.5cm" svg:y2="15cm">
          <text:p/>
        </draw:line>
        <draw:line draw:style-name="gr5" draw:text-style-name="P3" draw:layer="layout" svg:x1="14.5cm" svg:y1="15cm" svg:x2="5cm" svg:y2="15cm">
          <text:p/>
        </draw:line>
        <draw:line draw:style-name="gr5" draw:text-style-name="P3" draw:layer="layout" svg:x1="5cm" svg:y1="15cm" svg:x2="5cm" svg:y2="1.5cm">
          <text:p/>
        </draw:line>
        <draw:line draw:style-name="gr8" draw:text-style-name="P3" draw:layer="layout" svg:x1="5cm" svg:y1="1.5cm" svg:x2="10.5cm" svg:y2="1.5cm">
          <text:p/>
        </draw:line>
        <draw:frame draw:style-name="gr9" draw:text-style-name="P5" draw:layer="layout" svg:width="5.29cm" svg:height="0.657cm" svg:x="18cm" svg:y="5.343cm">
          <draw:text-box>
            <text:p><text:span text:style-name="T2">エラー発生時</text:span></text:p>
          </draw:text-box>
        </draw:frame>
        <draw:frame draw:style-name="gr10" draw:text-style-name="P7" draw:layer="layout" svg:width="9.29cm" svg:height="1.063cm" svg:x="18cm" svg:y="4.437cm">
          <draw:text-box>
            <text:p text:style-name="P6"><text:span text:style-name="T3">未入力の項目あった場合や</text:span></text:p>
            <text:p text:style-name="P6"><text:span text:style-name="T2">入力内容に不備があった場合などの</text:span></text:p>
          </draw:text-box>
        </draw:frame>
        <draw:frame draw:style-name="gr11" draw:text-style-name="P8" draw:layer="layout" svg:width="3.042cm" svg:height="1.183cm" svg:x="11.5cm" svg:y="7cm">
          <draw:text-box>
            <text:p><text:span text:style-name="T4">変更ボタン</text:span></text:p>
            <text:p><text:span text:style-name="T4">クリック</text:span></text:p>
          </draw:text-box>
        </draw:frame>
        <draw:frame draw:style-name="gr12" draw:text-style-name="P7" draw:layer="layout" svg:width="2.619cm" svg:height="1.184cm" svg:x="11.381cm" svg:y="10.816cm">
          <draw:text-box>
            <text:p><text:span text:style-name="T4">変更ボタン</text:span></text:p>
            <text:p><text:span text:style-name="T4">クリック</text:span></text:p>
          </draw:text-box>
        </draw:frame>
        <draw:line draw:style-name="gr13" draw:text-style-name="P3" draw:layer="layout" svg:x1="14.5cm" svg:y1="4cm" svg:x2="14.5cm" svg:y2="2.5cm">
          <text:p/>
        </draw:line>
        <draw:frame draw:style-name="gr14" draw:text-style-name="P9" draw:layer="layout" svg:width="6cm" svg:height="1.428cm" svg:x="15.5cm" svg:y="2.816cm">
          <draw:text-box>
            <text:p><text:span text:style-name="T5">TOP</text:span><text:span text:style-name="T5">ページ</text:span></text:p>
          </draw:text-box>
        </draw:frame>
        <draw:line draw:style-name="gr15" draw:text-style-name="P3" draw:layer="layout" svg:x1="13cm" svg:y1="2.5cm" svg:x2="13cm" svg:y2="4cm">
          <text:p/>
        </draw:line>
        <draw:frame draw:style-name="gr16" draw:text-style-name="P7" draw:layer="layout" svg:width="6.746cm" svg:height="1.649cm" svg:x="7.754cm" svg:y="2.851cm">
          <draw:text-box>
            <text:p><text:span text:style-name="T5">会員情報変更をクリック</text:span></text:p>
          </draw:text-box>
        </draw:frame>
        <draw:frame draw:style-name="gr17" draw:text-style-name="P7" draw:layer="layout" svg:width="2.636cm" svg:height="0.73cm" svg:x="11.5cm" svg:y="14.27cm">
          <draw:text-box>
            <text:p><text:span text:style-name="T5">TOP</text:span><text:span text:style-name="T5">ページ</text:span></text:p>
          </draw:text-box>
        </draw:frame>
        <draw:frame draw:style-name="gr17" draw:text-style-name="P7" draw:layer="layout" svg:width="2.636cm" svg:height="0.73cm" svg:x="25cm" svg:y="3.707cm">
          <draw:text-box>
            <text:p><text:span text:style-name="T5">TOP</text:span><text:span text:style-name="T5">ページ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0T10:09:49.223000000</meta:creation-date>
    <dc:date>2022-05-20T14:59:43.774000000</dc:date>
    <meta:editing-duration>PT41M1S</meta:editing-duration>
    <meta:editing-cycles>5</meta:editing-cycles>
    <meta:generator>LibreOffice/7.2.5.2$Windows_X86_64 LibreOffice_project/499f9727c189e6ef3471021d6132d4c694f357e5</meta:generator>
    <meta:document-statistic meta:object-count="49"/>
  </office:meta>
</office:document-meta>
</file>